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text-properties fo:font-size="7pt" style:font-size-asian="7pt" style:font-size-complex="7pt"/>
    </style:style>
    <style:style style:name="P3" style:family="paragraph" style:parent-style-name="Preformatted_20_Text">
      <style:text-properties officeooo:paragraph-rsid="000e6639"/>
    </style:style>
    <style:style style:name="P4" style:family="paragraph" style:parent-style-name="Preformatted_20_Text">
      <style:text-properties fo:font-size="9pt" officeooo:rsid="00396d60" officeooo:paragraph-rsid="00396d60" style:font-size-asian="9pt" style:font-size-complex="9pt"/>
    </style:style>
    <style:style style:name="P5" style:family="paragraph" style:parent-style-name="Preformatted_20_Text">
      <style:text-properties fo:font-size="9pt" officeooo:rsid="001b170e" officeooo:paragraph-rsid="001b170e" style:font-size-asian="9pt" style:font-size-complex="9pt"/>
    </style:style>
    <style:style style:name="P6" style:family="paragraph" style:parent-style-name="Preformatted_20_Text">
      <style:text-properties fo:font-size="8pt" style:font-size-asian="8pt" style:font-size-complex="8pt"/>
    </style:style>
    <style:style style:name="P7" style:family="paragraph" style:parent-style-name="Preformatted_20_Text">
      <style:text-properties officeooo:paragraph-rsid="000efe94"/>
    </style:style>
    <style:style style:name="P8" style:family="paragraph" style:parent-style-name="Preformatted_20_Text">
      <style:text-properties officeooo:paragraph-rsid="0015907e"/>
    </style:style>
    <style:style style:name="P9" style:family="paragraph" style:parent-style-name="Preformatted_20_Text">
      <style:text-properties officeooo:rsid="00177b35" officeooo:paragraph-rsid="00177b35"/>
    </style:style>
    <style:style style:name="P10" style:family="paragraph" style:parent-style-name="Preformatted_20_Text">
      <style:text-properties officeooo:rsid="00192f07" officeooo:paragraph-rsid="00192f07"/>
    </style:style>
    <style:style style:name="P11" style:family="paragraph" style:parent-style-name="Preformatted_20_Text">
      <style:text-properties officeooo:rsid="00192f07" officeooo:paragraph-rsid="00257940"/>
    </style:style>
    <style:style style:name="P12" style:family="paragraph" style:parent-style-name="Preformatted_20_Text">
      <style:text-properties officeooo:rsid="001b170e" officeooo:paragraph-rsid="001b170e"/>
    </style:style>
    <style:style style:name="P13" style:family="paragraph" style:parent-style-name="Preformatted_20_Text">
      <style:text-properties officeooo:rsid="001b170e" officeooo:paragraph-rsid="00257940"/>
    </style:style>
    <style:style style:name="P14" style:family="paragraph" style:parent-style-name="Preformatted_20_Text">
      <style:text-properties officeooo:paragraph-rsid="001b170e"/>
    </style:style>
    <style:style style:name="P15" style:family="paragraph" style:parent-style-name="Preformatted_20_Text">
      <style:text-properties officeooo:rsid="001cb370" officeooo:paragraph-rsid="001cb370"/>
    </style:style>
    <style:style style:name="P16" style:family="paragraph" style:parent-style-name="Preformatted_20_Text">
      <style:text-properties officeooo:rsid="001cb370" officeooo:paragraph-rsid="00247f6f"/>
    </style:style>
    <style:style style:name="P17" style:family="paragraph" style:parent-style-name="Preformatted_20_Text">
      <style:text-properties officeooo:rsid="001fd38a" officeooo:paragraph-rsid="001fd38a"/>
    </style:style>
    <style:style style:name="P18" style:family="paragraph" style:parent-style-name="Preformatted_20_Text">
      <style:text-properties officeooo:rsid="00247f6f" officeooo:paragraph-rsid="00247f6f"/>
    </style:style>
    <style:style style:name="P19" style:family="paragraph" style:parent-style-name="Preformatted_20_Text">
      <style:text-properties officeooo:paragraph-rsid="00247f6f"/>
    </style:style>
    <style:style style:name="P20" style:family="paragraph" style:parent-style-name="Preformatted_20_Text">
      <style:text-properties officeooo:paragraph-rsid="00192f07"/>
    </style:style>
    <style:style style:name="P21" style:family="paragraph" style:parent-style-name="Preformatted_20_Text">
      <style:text-properties officeooo:paragraph-rsid="001fd38a"/>
    </style:style>
    <style:style style:name="P22" style:family="paragraph" style:parent-style-name="Preformatted_20_Text">
      <style:text-properties officeooo:paragraph-rsid="0023eba5"/>
    </style:style>
    <style:style style:name="P23" style:family="paragraph" style:parent-style-name="Preformatted_20_Text">
      <style:text-properties officeooo:paragraph-rsid="00257940"/>
    </style:style>
    <style:style style:name="P24" style:family="paragraph" style:parent-style-name="Preformatted_20_Text">
      <style:text-properties officeooo:rsid="00257940" officeooo:paragraph-rsid="00257940"/>
    </style:style>
    <style:style style:name="P25" style:family="paragraph" style:parent-style-name="Preformatted_20_Text">
      <style:text-properties officeooo:paragraph-rsid="00267581"/>
    </style:style>
    <style:style style:name="P26" style:family="paragraph" style:parent-style-name="Preformatted_20_Text">
      <style:text-properties officeooo:rsid="00285c75" officeooo:paragraph-rsid="00285c75"/>
    </style:style>
    <style:style style:name="P27" style:family="paragraph" style:parent-style-name="Preformatted_20_Text">
      <style:text-properties officeooo:paragraph-rsid="00285c75"/>
    </style:style>
    <style:style style:name="P28" style:family="paragraph" style:parent-style-name="Preformatted_20_Text">
      <style:text-properties officeooo:paragraph-rsid="002cc054"/>
    </style:style>
    <style:style style:name="P29" style:family="paragraph" style:parent-style-name="Preformatted_20_Text">
      <style:text-properties officeooo:rsid="002cc054" officeooo:paragraph-rsid="002cc054"/>
    </style:style>
    <style:style style:name="P30" style:family="paragraph" style:parent-style-name="Preformatted_20_Text">
      <style:text-properties officeooo:rsid="002e0e22" officeooo:paragraph-rsid="002e0e22"/>
    </style:style>
    <style:style style:name="P31" style:family="paragraph" style:parent-style-name="Preformatted_20_Text">
      <style:text-properties officeooo:paragraph-rsid="002e0e22"/>
    </style:style>
    <style:style style:name="P32" style:family="paragraph" style:parent-style-name="Preformatted_20_Text">
      <style:text-properties officeooo:paragraph-rsid="002fdcb2"/>
    </style:style>
    <style:style style:name="P33" style:family="paragraph" style:parent-style-name="Preformatted_20_Text">
      <style:text-properties officeooo:rsid="002fdcb2" officeooo:paragraph-rsid="002fdcb2"/>
    </style:style>
    <style:style style:name="P34" style:family="paragraph" style:parent-style-name="Preformatted_20_Text">
      <style:text-properties officeooo:rsid="00311410" officeooo:paragraph-rsid="00311410"/>
    </style:style>
    <style:style style:name="P35" style:family="paragraph" style:parent-style-name="Preformatted_20_Text">
      <style:text-properties officeooo:rsid="00336e39" officeooo:paragraph-rsid="00336e39"/>
    </style:style>
    <style:style style:name="P36" style:family="paragraph" style:parent-style-name="Preformatted_20_Text">
      <style:text-properties officeooo:rsid="00340f8f" officeooo:paragraph-rsid="00340f8f"/>
    </style:style>
    <style:style style:name="P37" style:family="paragraph" style:parent-style-name="Preformatted_20_Text">
      <style:text-properties officeooo:rsid="003479e8" officeooo:paragraph-rsid="003479e8"/>
    </style:style>
    <style:style style:name="P38" style:family="paragraph" style:parent-style-name="Preformatted_20_Text">
      <style:text-properties officeooo:paragraph-rsid="003479e8"/>
    </style:style>
    <style:style style:name="P39" style:family="paragraph" style:parent-style-name="Preformatted_20_Text">
      <style:text-properties fo:font-weight="bold" officeooo:rsid="003ba25b" officeooo:paragraph-rsid="003ba25b" style:font-weight-asian="bold" style:font-weight-complex="bold"/>
    </style:style>
    <style:style style:name="P40" style:family="paragraph" style:parent-style-name="Preformatted_20_Text">
      <style:paragraph-properties fo:text-align="center" style:justify-single-word="false"/>
      <style:text-properties fo:font-weight="bold" officeooo:rsid="003ba25b" officeooo:paragraph-rsid="003ba25b" style:font-weight-asian="bold" style:font-weight-complex="bold"/>
    </style:style>
    <style:style style:name="P41" style:family="paragraph" style:parent-style-name="Preformatted_20_Text">
      <style:text-properties fo:font-weight="bold" officeooo:rsid="003d66df" officeooo:paragraph-rsid="003d66df" style:font-weight-asian="bold" style:font-weight-complex="bold"/>
    </style:style>
    <style:style style:name="P42" style:family="paragraph" style:parent-style-name="Preformatted_20_Text">
      <style:text-properties fo:font-weight="bold" officeooo:rsid="003eb323" officeooo:paragraph-rsid="003eb323" style:font-weight-asian="bold" style:font-weight-complex="bold"/>
    </style:style>
    <style:style style:name="P43" style:family="paragraph" style:parent-style-name="Preformatted_20_Text">
      <style:text-properties fo:font-weight="bold" officeooo:rsid="003f93a9" officeooo:paragraph-rsid="003f93a9" style:font-weight-asian="bold" style:font-weight-complex="bold"/>
    </style:style>
    <style:style style:name="P44" style:family="paragraph" style:parent-style-name="Preformatted_20_Text">
      <style:text-properties fo:font-weight="bold" officeooo:rsid="003fe806" officeooo:paragraph-rsid="003fe806" style:font-weight-asian="bold" style:font-weight-complex="bold"/>
    </style:style>
    <style:style style:name="P45" style:family="paragraph" style:parent-style-name="Preformatted_20_Text">
      <style:text-properties fo:font-weight="bold" officeooo:rsid="0040ff0e" officeooo:paragraph-rsid="0040ff0e" style:font-weight-asian="bold" style:font-weight-complex="bold"/>
    </style:style>
    <style:style style:name="P46" style:family="paragraph" style:parent-style-name="Preformatted_20_Text">
      <style:text-properties fo:font-weight="bold" officeooo:rsid="0041e38d" officeooo:paragraph-rsid="0041e38d" style:font-weight-asian="bold" style:font-weight-complex="bold"/>
    </style:style>
    <style:style style:name="P47" style:family="paragraph" style:parent-style-name="Preformatted_20_Text">
      <style:text-properties fo:font-weight="normal" officeooo:rsid="0036796b" officeooo:paragraph-rsid="0036796b" style:font-weight-asian="normal" style:font-weight-complex="normal"/>
    </style:style>
    <style:style style:name="P48" style:family="paragraph" style:parent-style-name="Preformatted_20_Text">
      <style:text-properties fo:font-weight="normal" officeooo:rsid="00374789" officeooo:paragraph-rsid="00374789" style:font-weight-asian="normal" style:font-weight-complex="normal"/>
    </style:style>
    <style:style style:name="P49" style:family="paragraph" style:parent-style-name="Preformatted_20_Text">
      <style:text-properties fo:font-weight="normal" officeooo:rsid="00377979" officeooo:paragraph-rsid="00377979" style:font-weight-asian="normal" style:font-weight-complex="normal"/>
    </style:style>
    <style:style style:name="P50" style:family="paragraph" style:parent-style-name="Preformatted_20_Text">
      <style:text-properties fo:font-weight="normal" officeooo:rsid="0037a761" officeooo:paragraph-rsid="0037a761" style:font-weight-asian="normal" style:font-weight-complex="normal"/>
    </style:style>
    <style:style style:name="P51" style:family="paragraph" style:parent-style-name="Preformatted_20_Text">
      <style:text-properties officeooo:paragraph-rsid="00374789"/>
    </style:style>
    <style:style style:name="P52" style:family="paragraph" style:parent-style-name="Preformatted_20_Text">
      <style:text-properties officeooo:paragraph-rsid="00336e39"/>
    </style:style>
    <style:style style:name="P53" style:family="paragraph" style:parent-style-name="Preformatted_20_Text">
      <style:text-properties officeooo:paragraph-rsid="00311410"/>
    </style:style>
    <style:style style:name="P54" style:family="paragraph" style:parent-style-name="Preformatted_20_Text">
      <style:text-properties officeooo:paragraph-rsid="00383757"/>
    </style:style>
    <style:style style:name="P55" style:family="paragraph" style:parent-style-name="Preformatted_20_Text">
      <style:text-properties officeooo:rsid="00383757" officeooo:paragraph-rsid="00383757"/>
    </style:style>
    <style:style style:name="P56" style:family="paragraph" style:parent-style-name="Preformatted_20_Text">
      <style:text-properties officeooo:rsid="00396d60" officeooo:paragraph-rsid="00396d60"/>
    </style:style>
    <style:style style:name="P57" style:family="paragraph" style:parent-style-name="Preformatted_20_Text">
      <style:text-properties officeooo:paragraph-rsid="00340f8f"/>
    </style:style>
    <style:style style:name="P58" style:family="paragraph" style:parent-style-name="Preformatted_20_Text">
      <style:text-properties officeooo:paragraph-rsid="0036796b"/>
    </style:style>
    <style:style style:name="P59" style:family="paragraph" style:parent-style-name="Preformatted_20_Text">
      <style:text-properties officeooo:paragraph-rsid="00377979"/>
    </style:style>
    <style:style style:name="P60" style:family="paragraph" style:parent-style-name="Preformatted_20_Text">
      <style:text-properties officeooo:paragraph-rsid="00396d60"/>
    </style:style>
    <style:style style:name="P61" style:family="paragraph" style:parent-style-name="Preformatted_20_Text">
      <style:text-properties officeooo:paragraph-rsid="003a6f6d"/>
    </style:style>
    <style:style style:name="P62" style:family="paragraph" style:parent-style-name="Preformatted_20_Text">
      <style:text-properties officeooo:rsid="003b067d" officeooo:paragraph-rsid="003b067d"/>
    </style:style>
    <style:style style:name="P63" style:family="paragraph" style:parent-style-name="Preformatted_20_Text">
      <style:text-properties officeooo:paragraph-rsid="003b067d"/>
    </style:style>
    <style:style style:name="P64" style:family="paragraph" style:parent-style-name="Preformatted_20_Text">
      <style:text-properties officeooo:paragraph-rsid="003f93a9"/>
    </style:style>
    <style:style style:name="P65" style:family="paragraph" style:parent-style-name="Preformatted_20_Text">
      <style:paragraph-properties fo:text-align="center" style:justify-single-word="false"/>
    </style:style>
    <style:style style:name="P66" style:family="paragraph" style:parent-style-name="Preformatted_20_Text">
      <style:paragraph-properties fo:text-align="center" style:justify-single-word="false"/>
      <style:text-properties officeooo:paragraph-rsid="0042ab17"/>
    </style:style>
    <style:style style:name="P67" style:family="paragraph" style:parent-style-name="Preformatted_20_Text">
      <style:paragraph-properties fo:text-align="center" style:justify-single-word="false"/>
      <style:text-properties fo:font-size="10pt" fo:font-weight="normal" officeooo:rsid="0042ab17" officeooo:paragraph-rsid="0042ab17" style:font-size-asian="10pt" style:font-weight-asian="normal" style:font-size-complex="10pt" style:font-weight-complex="normal"/>
    </style:style>
    <style:style style:name="P68" style:family="paragraph" style:parent-style-name="Preformatted_20_Text">
      <style:paragraph-properties fo:text-align="center" style:justify-single-word="false"/>
      <style:text-properties fo:font-size="10pt" fo:font-weight="normal" officeooo:rsid="004d1626" officeooo:paragraph-rsid="004d1626" style:font-size-asian="10pt" style:font-weight-asian="normal" style:font-size-complex="10pt" style:font-weight-complex="normal"/>
    </style:style>
    <style:style style:name="P69" style:family="paragraph" style:parent-style-name="Preformatted_20_Text">
      <style:text-properties officeooo:paragraph-rsid="003d66df"/>
    </style:style>
    <style:style style:name="P70" style:family="paragraph" style:parent-style-name="Preformatted_20_Text">
      <style:text-properties officeooo:paragraph-rsid="0049d422"/>
    </style:style>
    <style:style style:name="P71" style:family="paragraph" style:parent-style-name="Preformatted_20_Text">
      <style:text-properties officeooo:rsid="0049d422" officeooo:paragraph-rsid="00257940"/>
    </style:style>
    <style:style style:name="P72" style:family="paragraph" style:parent-style-name="Preformatted_20_Text">
      <style:text-properties officeooo:rsid="0049d422" officeooo:paragraph-rsid="0049d422"/>
    </style:style>
    <style:style style:name="P73" style:family="paragraph" style:parent-style-name="Preformatted_20_Text">
      <style:paragraph-properties fo:break-before="page"/>
      <style:text-properties fo:font-size="9pt" officeooo:rsid="001b170e" officeooo:paragraph-rsid="001b170e" style:font-size-asian="9pt" style:font-size-complex="9pt"/>
    </style:style>
    <style:style style:name="T1" style:family="text">
      <style:text-properties officeooo:rsid="000b2fe8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ba269" style:font-size-asian="14pt" style:font-weight-asian="bold" style:font-size-complex="14pt" style:font-weight-complex="bold"/>
    </style:style>
    <style:style style:name="T4" style:family="text">
      <style:text-properties style:font-name="Liberation Mono" fo:font-size="14pt" fo:font-weight="bold" officeooo:rsid="000ba269" style:font-name-asian="Noto Sans Mono CJK SC" style:font-size-asian="14pt" style:font-weight-asian="bold" style:font-name-complex="Liberation Mono" style:font-size-complex="14pt" style:font-weight-complex="bold"/>
    </style:style>
    <style:style style:name="T5" style:family="text">
      <style:text-properties style:font-name="Liberation Mono" fo:font-size="10pt" officeooo:rsid="0011c818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13671c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152589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15907e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160f38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177b35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21c1c3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21ff90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192f07" style:font-name-asian="Noto Sans Mono CJK SC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2e0e22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2fdcb2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340f8f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396d60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3479e8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383757" style:font-name-asian="Noto Sans Mono CJK SC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3b067d" style:font-name-asian="Noto Sans Mono CJK SC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46741c" style:font-name-asian="Noto Sans Mono CJK SC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481d44" style:font-name-asian="Noto Sans Mono CJK SC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4b7097" style:font-name-asian="Noto Sans Mono CJK SC" style:font-size-asian="10pt" style:font-name-complex="Liberation Mono" style:font-size-complex="10pt"/>
    </style:style>
    <style:style style:name="T24" style:family="text">
      <style:text-properties style:font-name="Liberation Mono" fo:font-size="10pt" fo:font-style="normal" fo:font-weight="normal" officeooo:rsid="001b170e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5" style:family="text">
      <style:text-properties style:font-name="Liberation Mono" fo:font-size="10pt" fo:font-style="normal" fo:font-weight="normal" officeooo:rsid="001fd38a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6" style:family="text">
      <style:text-properties style:font-name="Liberation Mono" fo:font-size="10pt" fo:font-style="normal" fo:font-weight="normal" officeooo:rsid="0023eba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7" style:family="text">
      <style:text-properties style:font-name="Liberation Mono" fo:font-size="10pt" fo:font-style="normal" fo:font-weight="normal" officeooo:rsid="001cb37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8" style:family="text">
      <style:text-properties style:font-name="Liberation Mono" fo:font-size="10pt" fo:font-style="normal" fo:font-weight="normal" officeooo:rsid="0025794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9" style:family="text">
      <style:text-properties style:font-name="Liberation Mono" fo:font-size="10pt" fo:font-style="normal" fo:font-weight="normal" officeooo:rsid="002601ff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0" style:family="text">
      <style:text-properties style:font-name="Liberation Mono" fo:font-size="10pt" fo:font-style="normal" fo:font-weight="normal" officeooo:rsid="0026758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1" style:family="text">
      <style:text-properties style:font-name="Liberation Mono" fo:font-size="10pt" fo:font-style="normal" fo:font-weight="normal" officeooo:rsid="00285c7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2" style:family="text">
      <style:text-properties style:font-name="Liberation Mono" fo:font-size="10pt" fo:font-style="normal" fo:font-weight="bold" officeooo:rsid="00247f6f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3" style:family="text">
      <style:text-properties style:font-name="Liberation Mono" fo:font-size="10pt" fo:font-style="normal" fo:font-weight="bold" officeooo:rsid="00285c75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4" style:family="text">
      <style:text-properties style:font-name="Liberation Mono" fo:font-size="10pt" fo:font-weight="normal" officeooo:rsid="002cc054" style:font-name-asian="Noto Sans Mono CJK SC" style:font-size-asian="10pt" style:font-weight-asian="normal" style:font-name-complex="Liberation Mono" style:font-size-complex="10pt" style:font-weight-complex="normal"/>
    </style:style>
    <style:style style:name="T35" style:family="text">
      <style:text-properties style:font-name="Liberation Mono" fo:font-size="10pt" fo:font-weight="normal" officeooo:rsid="002a83ba" style:font-name-asian="Noto Sans Mono CJK SC" style:font-size-asian="10pt" style:font-weight-asian="normal" style:font-name-complex="Liberation Mono" style:font-size-complex="10pt" style:font-weight-complex="normal"/>
    </style:style>
    <style:style style:name="T36" style:family="text">
      <style:text-properties style:font-name="Liberation Mono" fo:font-size="10pt" fo:font-weight="normal" officeooo:rsid="003479e8" style:font-name-asian="Noto Sans Mono CJK SC" style:font-size-asian="10pt" style:font-weight-asian="normal" style:font-name-complex="Liberation Mono" style:font-size-complex="10pt" style:font-weight-complex="normal"/>
    </style:style>
    <style:style style:name="T37" style:family="text">
      <style:text-properties style:font-name="Liberation Mono" fo:font-size="10pt" fo:font-weight="normal" officeooo:rsid="0036796b" style:font-name-asian="Noto Sans Mono CJK SC" style:font-size-asian="10pt" style:font-weight-asian="normal" style:font-name-complex="Liberation Mono" style:font-size-complex="10pt" style:font-weight-complex="normal"/>
    </style:style>
    <style:style style:name="T38" style:family="text">
      <style:text-properties style:font-name="Liberation Mono" fo:font-size="10pt" fo:font-weight="normal" officeooo:rsid="00374789" style:font-name-asian="Noto Sans Mono CJK SC" style:font-size-asian="10pt" style:font-weight-asian="normal" style:font-name-complex="Liberation Mono" style:font-size-complex="10pt" style:font-weight-complex="normal"/>
    </style:style>
    <style:style style:name="T39" style:family="text">
      <style:text-properties style:font-name="Liberation Mono" fo:font-size="10pt" fo:font-weight="normal" officeooo:rsid="00377979" style:font-name-asian="Noto Sans Mono CJK SC" style:font-size-asian="10pt" style:font-weight-asian="normal" style:font-name-complex="Liberation Mono" style:font-size-complex="10pt" style:font-weight-complex="normal"/>
    </style:style>
    <style:style style:name="T40" style:family="text">
      <style:text-properties style:font-name="Liberation Mono" fo:font-size="10pt" fo:font-weight="normal" officeooo:rsid="0037a761" style:font-name-asian="Noto Sans Mono CJK SC" style:font-size-asian="10pt" style:font-weight-asian="normal" style:font-name-complex="Liberation Mono" style:font-size-complex="10pt" style:font-weight-complex="normal"/>
    </style:style>
    <style:style style:name="T41" style:family="text">
      <style:text-properties style:font-name="Liberation Mono" fo:font-size="10pt" fo:font-weight="normal" officeooo:rsid="003f93a9" style:font-name-asian="Noto Sans Mono CJK SC" style:font-size-asian="10pt" style:font-weight-asian="normal" style:font-name-complex="Liberation Mono" style:font-size-complex="10pt" style:font-weight-complex="normal"/>
    </style:style>
    <style:style style:name="T42" style:family="text">
      <style:text-properties style:font-name="Liberation Mono" fo:font-size="10pt" fo:font-weight="normal" officeooo:rsid="003eb323" style:font-name-asian="Noto Sans Mono CJK SC" style:font-size-asian="10pt" style:font-weight-asian="normal" style:font-name-complex="Liberation Mono" style:font-size-complex="10pt" style:font-weight-complex="normal"/>
    </style:style>
    <style:style style:name="T43" style:family="text">
      <style:text-properties style:font-name="Liberation Mono" fo:font-size="10pt" fo:font-weight="normal" officeooo:rsid="00453d24" style:font-name-asian="Noto Sans Mono CJK SC" style:font-size-asian="10pt" style:font-weight-asian="normal" style:font-name-complex="Liberation Mono" style:font-size-complex="10pt" style:font-weight-complex="normal"/>
    </style:style>
    <style:style style:name="T44" style:family="text">
      <style:text-properties style:font-name="Liberation Mono" fo:font-size="10pt" fo:font-weight="normal" officeooo:rsid="004b7097" style:font-name-asian="Noto Sans Mono CJK SC" style:font-size-asian="10pt" style:font-weight-asian="normal" style:font-name-complex="Liberation Mono" style:font-size-complex="10pt" style:font-weight-complex="normal"/>
    </style:style>
    <style:style style:name="T45" style:family="text">
      <style:text-properties style:font-name="Liberation Mono" fo:font-size="10pt" fo:font-weight="normal" officeooo:rsid="0042ab17" style:font-name-asian="Noto Sans Mono CJK SC" style:font-size-asian="10pt" style:font-weight-asian="normal" style:font-name-complex="Liberation Mono" style:font-size-complex="10pt" style:font-weight-complex="normal"/>
    </style:style>
    <style:style style:name="T46" style:family="text">
      <style:text-properties style:font-name="Liberation Mono" fo:font-size="10pt" fo:font-weight="normal" officeooo:rsid="004d1626" style:font-name-asian="Noto Sans Mono CJK SC" style:font-size-asian="10pt" style:font-weight-asian="normal" style:font-name-complex="Liberation Mono" style:font-size-complex="10pt" style:font-weight-complex="normal"/>
    </style:style>
    <style:style style:name="T47" style:family="text">
      <style:text-properties officeooo:rsid="000e6639"/>
    </style:style>
    <style:style style:name="T48" style:family="text">
      <style:text-properties officeooo:rsid="000efe94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117127" style:font-weight-asian="bold" style:font-weight-complex="bold"/>
    </style:style>
    <style:style style:name="T51" style:family="text">
      <style:text-properties fo:font-weight="bold" officeooo:rsid="001b170e" style:font-weight-asian="bold" style:font-weight-complex="bold"/>
    </style:style>
    <style:style style:name="T52" style:family="text">
      <style:text-properties fo:font-weight="bold" officeooo:rsid="00257940" style:font-weight-asian="bold" style:font-weight-complex="bold"/>
    </style:style>
    <style:style style:name="T53" style:family="text">
      <style:text-properties fo:font-weight="bold" officeooo:rsid="00285c75" style:font-weight-asian="bold" style:font-weight-complex="bold"/>
    </style:style>
    <style:style style:name="T54" style:family="text">
      <style:text-properties fo:font-weight="bold" officeooo:rsid="002918dd" style:font-weight-asian="bold" style:font-weight-complex="bold"/>
    </style:style>
    <style:style style:name="T55" style:family="text">
      <style:text-properties fo:font-weight="bold" officeooo:rsid="002cc054" style:font-weight-asian="bold" style:font-weight-complex="bold"/>
    </style:style>
    <style:style style:name="T56" style:family="text">
      <style:text-properties fo:font-weight="bold" officeooo:rsid="002e0e22" style:font-weight-asian="bold" style:font-weight-complex="bold"/>
    </style:style>
    <style:style style:name="T57" style:family="text">
      <style:text-properties fo:font-weight="bold" officeooo:rsid="00311410" style:font-weight-asian="bold" style:font-weight-complex="bold"/>
    </style:style>
    <style:style style:name="T58" style:family="text">
      <style:text-properties fo:font-weight="bold" officeooo:rsid="00321867" style:font-weight-asian="bold" style:font-weight-complex="bold"/>
    </style:style>
    <style:style style:name="T59" style:family="text">
      <style:text-properties fo:font-weight="bold" officeooo:rsid="00377979" style:font-weight-asian="bold" style:font-weight-complex="bold"/>
    </style:style>
    <style:style style:name="T60" style:family="text">
      <style:text-properties fo:font-weight="bold" officeooo:rsid="00336e39" style:font-weight-asian="bold" style:font-weight-complex="bold"/>
    </style:style>
    <style:style style:name="T61" style:family="text">
      <style:text-properties fo:font-weight="bold" officeooo:rsid="00340f8f" style:font-weight-asian="bold" style:font-weight-complex="bold"/>
    </style:style>
    <style:style style:name="T62" style:family="text">
      <style:text-properties fo:font-weight="bold" officeooo:rsid="0036796b" style:font-weight-asian="bold" style:font-weight-complex="bold"/>
    </style:style>
    <style:style style:name="T63" style:family="text">
      <style:text-properties fo:font-weight="bold" officeooo:rsid="00374789" style:font-weight-asian="bold" style:font-weight-complex="bold"/>
    </style:style>
    <style:style style:name="T64" style:family="text">
      <style:text-properties fo:font-weight="bold" officeooo:rsid="00383757" style:font-weight-asian="bold" style:font-weight-complex="bold"/>
    </style:style>
    <style:style style:name="T65" style:family="text">
      <style:text-properties fo:font-weight="bold" officeooo:rsid="00396d60" style:font-weight-asian="bold" style:font-weight-complex="bold"/>
    </style:style>
    <style:style style:name="T66" style:family="text">
      <style:text-properties fo:font-weight="bold" officeooo:rsid="003d66df" style:font-weight-asian="bold" style:font-weight-complex="bold"/>
    </style:style>
    <style:style style:name="T67" style:family="text">
      <style:text-properties fo:font-size="10pt" fo:font-weight="bold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042ab17" style:font-size-asian="10pt" style:font-weight-asian="normal" style:font-size-complex="10pt" style:font-weight-complex="normal"/>
    </style:style>
    <style:style style:name="T69" style:family="text">
      <style:text-properties fo:font-size="10pt" fo:font-weight="normal" officeooo:rsid="004d1626" style:font-size-asian="10pt" style:font-weight-asian="normal" style:font-size-complex="10pt" style:font-weight-complex="normal"/>
    </style:style>
    <style:style style:name="T70" style:family="text">
      <style:text-properties officeooo:rsid="0015907e"/>
    </style:style>
    <style:style style:name="T71" style:family="text">
      <style:text-properties officeooo:rsid="00160f38"/>
    </style:style>
    <style:style style:name="T72" style:family="text">
      <style:text-properties officeooo:rsid="00192f07"/>
    </style:style>
    <style:style style:name="T73" style:family="text">
      <style:text-properties officeooo:rsid="001a0b3d"/>
    </style:style>
    <style:style style:name="T74" style:family="text">
      <style:text-properties fo:font-style="italic" fo:font-weight="bold" officeooo:rsid="001b170e" style:font-style-asian="italic" style:font-weight-asian="bold" style:font-style-complex="italic" style:font-weight-complex="bold"/>
    </style:style>
    <style:style style:name="T75" style:family="text">
      <style:text-properties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1b170e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23eba5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257940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247f6f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285c75" style:font-style-asian="normal" style:font-weight-asian="bold" style:font-style-complex="normal" style:font-weight-complex="bold"/>
    </style:style>
    <style:style style:name="T8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1b170e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1fd38a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23eba5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247f6f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1cb370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257940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2601ff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285c75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46741c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4b7097" style:font-style-asian="normal" style:font-weight-asian="normal" style:font-style-complex="normal" style:font-weight-complex="normal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fo:font-weight="normal" officeooo:rsid="00285c75" style:font-weight-asian="normal" style:font-weight-complex="normal"/>
    </style:style>
    <style:style style:name="T94" style:family="text">
      <style:text-properties fo:font-weight="normal" officeooo:rsid="002918dd" style:font-weight-asian="normal" style:font-weight-complex="normal"/>
    </style:style>
    <style:style style:name="T95" style:family="text">
      <style:text-properties fo:font-weight="normal" officeooo:rsid="002a83ba" style:font-weight-asian="normal" style:font-weight-complex="normal"/>
    </style:style>
    <style:style style:name="T96" style:family="text">
      <style:text-properties fo:font-weight="normal" officeooo:rsid="002cc054" style:font-weight-asian="normal" style:font-weight-complex="normal"/>
    </style:style>
    <style:style style:name="T97" style:family="text">
      <style:text-properties fo:font-weight="normal" officeooo:rsid="00355992" style:font-weight-asian="normal" style:font-weight-complex="normal"/>
    </style:style>
    <style:style style:name="T98" style:family="text">
      <style:text-properties fo:font-weight="normal" officeooo:rsid="00377979" style:font-weight-asian="normal" style:font-weight-complex="normal"/>
    </style:style>
    <style:style style:name="T99" style:family="text">
      <style:text-properties fo:font-weight="normal" officeooo:rsid="00383757" style:font-weight-asian="normal" style:font-weight-complex="normal"/>
    </style:style>
    <style:style style:name="T100" style:family="text">
      <style:text-properties fo:font-weight="normal" officeooo:rsid="0037a761" style:font-weight-asian="normal" style:font-weight-complex="normal"/>
    </style:style>
    <style:style style:name="T101" style:family="text">
      <style:text-properties fo:font-weight="normal" officeooo:rsid="00396d60" style:font-weight-asian="normal" style:font-weight-complex="normal"/>
    </style:style>
    <style:style style:name="T102" style:family="text">
      <style:text-properties fo:font-weight="normal" officeooo:rsid="003479e8" style:font-weight-asian="normal" style:font-weight-complex="normal"/>
    </style:style>
    <style:style style:name="T103" style:family="text">
      <style:text-properties fo:font-weight="normal" officeooo:rsid="0036796b" style:font-weight-asian="normal" style:font-weight-complex="normal"/>
    </style:style>
    <style:style style:name="T104" style:family="text">
      <style:text-properties fo:font-weight="normal" officeooo:rsid="00374789" style:font-weight-asian="normal" style:font-weight-complex="normal"/>
    </style:style>
    <style:style style:name="T105" style:family="text">
      <style:text-properties fo:font-weight="normal" officeooo:rsid="003eb323" style:font-weight-asian="normal" style:font-weight-complex="normal"/>
    </style:style>
    <style:style style:name="T106" style:family="text">
      <style:text-properties fo:font-weight="normal" officeooo:rsid="003f93a9" style:font-weight-asian="normal" style:font-weight-complex="normal"/>
    </style:style>
    <style:style style:name="T107" style:family="text">
      <style:text-properties fo:font-weight="normal" officeooo:rsid="003fe806" style:font-weight-asian="normal" style:font-weight-complex="normal"/>
    </style:style>
    <style:style style:name="T108" style:family="text">
      <style:text-properties fo:font-weight="normal" officeooo:rsid="0040ff0e" style:font-weight-asian="normal" style:font-weight-complex="normal"/>
    </style:style>
    <style:style style:name="T109" style:family="text">
      <style:text-properties fo:font-weight="normal" officeooo:rsid="0041e38d" style:font-weight-asian="normal" style:font-weight-complex="normal"/>
    </style:style>
    <style:style style:name="T110" style:family="text">
      <style:text-properties fo:font-weight="normal" officeooo:rsid="00453d24" style:font-weight-asian="normal" style:font-weight-complex="normal"/>
    </style:style>
    <style:style style:name="T111" style:family="text">
      <style:text-properties fo:font-weight="normal" officeooo:rsid="003d66df" style:font-weight-asian="normal" style:font-weight-complex="normal"/>
    </style:style>
    <style:style style:name="T112" style:family="text">
      <style:text-properties fo:font-weight="normal" officeooo:rsid="004b7097" style:font-weight-asian="normal" style:font-weight-complex="normal"/>
    </style:style>
    <style:style style:name="T113" style:family="text">
      <style:text-properties officeooo:rsid="0021c1c3"/>
    </style:style>
    <style:style style:name="T114" style:family="text">
      <style:text-properties officeooo:rsid="0021ff90"/>
    </style:style>
    <style:style style:name="T115" style:family="text">
      <style:text-properties officeooo:rsid="0023cc0f"/>
    </style:style>
    <style:style style:name="T116" style:family="text">
      <style:text-properties officeooo:rsid="00285c75"/>
    </style:style>
    <style:style style:name="T117" style:family="text">
      <style:text-properties officeooo:rsid="002e0e22"/>
    </style:style>
    <style:style style:name="T118" style:family="text">
      <style:text-properties officeooo:rsid="00311410"/>
    </style:style>
    <style:style style:name="T119" style:family="text">
      <style:text-properties officeooo:rsid="00321867"/>
    </style:style>
    <style:style style:name="T120" style:family="text">
      <style:text-properties officeooo:rsid="00336e39"/>
    </style:style>
    <style:style style:name="T121" style:family="text">
      <style:text-properties officeooo:rsid="00340f8f"/>
    </style:style>
    <style:style style:name="T122" style:family="text">
      <style:text-properties officeooo:rsid="003479e8"/>
    </style:style>
    <style:style style:name="T123" style:family="text">
      <style:text-properties officeooo:rsid="00383757"/>
    </style:style>
    <style:style style:name="T124" style:family="text">
      <style:text-properties officeooo:rsid="00396d60"/>
    </style:style>
    <style:style style:name="T125" style:family="text">
      <style:text-properties officeooo:rsid="003a6f6d"/>
    </style:style>
    <style:style style:name="T126" style:family="text">
      <style:text-properties officeooo:rsid="003b067d"/>
    </style:style>
    <style:style style:name="T127" style:family="text">
      <style:text-properties officeooo:rsid="003ba25b"/>
    </style:style>
    <style:style style:name="T128" style:family="text">
      <style:text-properties officeooo:rsid="003fe806"/>
    </style:style>
    <style:style style:name="T129" style:family="text">
      <style:text-properties officeooo:rsid="0040ff0e"/>
    </style:style>
    <style:style style:name="T130" style:family="text">
      <style:text-properties officeooo:rsid="0046741c"/>
    </style:style>
    <style:style style:name="T131" style:family="text">
      <style:text-properties officeooo:rsid="00482032"/>
    </style:style>
    <style:style style:name="T132" style:family="text">
      <style:text-properties officeooo:rsid="0049d422"/>
    </style:style>
    <style:style style:name="T133" style:family="text">
      <style:text-properties officeooo:rsid="004b7097"/>
    </style:style>
    <style:style style:name="T134" style:family="text">
      <style:text-properties fo:font-size="9pt" fo:font-weight="normal" style:font-size-asian="9pt" style:font-weight-asian="normal" style:font-size-complex="9pt" style:font-weight-complex="normal"/>
    </style:style>
    <style:style style:name="T135" style:family="text">
      <style:text-properties officeooo:rsid="004d16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How to </text:span><text:span text:style-name="T4">Install</text:span><text:span text:style-name="T2"> the Grape Gen 1 OS Image and </text:span><text:span text:style-name="T3">U</text:span><text:span text:style-name="T2">se </text:span><text:span text:style-name="T3">I</text:span><text:span text:style-name="T2">t</text:span></text:p>
      <text:p text:style-name="P67">by </text:p>
      <text:p text:style-name="P67">John Gibbons N8OBJ</text:p>
      <text:p text:style-name="P66"><text:span text:style-name="T68">April </text:span><text:span text:style-name="T45">2</text:span><text:span text:style-name="T46">0</text:span><text:span text:style-name="T68">, 2021</text:span></text:p>
      <text:p text:style-name="P68">Ver 1.00</text:p>
      <text:p text:style-name="P1"><text:span text:style-name="T2"/></text:p>
      <text:p text:style-name="Preformatted_20_Text"/>
      <text:p text:style-name="Preformatted_20_Text">1 - Download the OS image file from the HAMSCI Google Drive: </text:p>
      <text:p text:style-name="Preformatted_20_Text"/>
      <text:p text:style-name="P2"><text:a xlink:type="simple" xlink:href="https://drive.google.com/open?id=1YE5UjQknnhuRUq4Y86czhxbIwzUWbgbn&amp;authuser=frissell%40vt.edu&amp;usp=drive_fs" text:style-name="Internet_20_link" text:visited-style-name="Visited_20_Internet_20_Link">https://drive.google.com/open?</text:a><text:a xlink:type="simple" xlink:href="https://drive.google.com/open?id=1YE5UjQknnhuRUq4Y86czhxbIwzUWbgbn&amp;authuser=frissell%40vt.edu&amp;usp=drive_fs" text:style-name="Internet_20_link" text:visited-style-name="Visited_20_Internet_20_Link"><text:span text:style-name="T1">i</text:span></text:a><text:a xlink:type="simple" xlink:href="https://drive.google.com/open?id=1YE5UjQknnhuRUq4Y86czhxbIwzUWbgbn&amp;authuser=frissell%40vt.edu&amp;usp=drive_fs" text:style-name="Internet_20_link" text:visited-style-name="Visited_20_Internet_20_Link">d=1YE5UjQknnhuRUq4Y86czhxbIwzUWbgbn&amp;authuser=frissell%40vt.edu&amp;usp=drive_fs</text:a></text:p>
      <text:p text:style-name="Preformatted_20_Text"/>
      <text:p text:style-name="Preformatted_20_Text">If you have high speed internet download, get the full uncompressed image</text:p>
      <text:p text:style-name="Preformatted_20_Text"/>
      <text:p text:style-name="Preformatted_20_Text">Grape1_OS_Gen1.img (12.2GB)</text:p>
      <text:p text:style-name="Preformatted_20_Text"/>
      <text:p text:style-name="Preformatted_20_Text">sha256: <text:s/>a8f8f317648caf74eb02fe727033c407241377cc7c3471d196b435cb49495ef7</text:p>
      <text:p text:style-name="Preformatted_20_Text"/>
      <text:p text:style-name="Preformatted_20_Text">or if not, <text:s/>the compressed image </text:p>
      <text:p text:style-name="Preformatted_20_Text"/>
      <text:p text:style-name="Preformatted_20_Text">Grape1_OS_Gen1.img.zip (6GB)</text:p>
      <text:p text:style-name="Preformatted_20_Text"/>
      <text:p text:style-name="Preformatted_20_Text">sha256: <text:s/>50f2a78d51e218824ca102e8800797fe35ddf92f0d4fa47af69334c09e80c58d</text:p>
      <text:p text:style-name="Preformatted_20_Text"/>
      <text:p text:style-name="Preformatted_20_Text">also <text:span text:style-name="T47">if needed </text:span>the <text:span text:style-name="T47">following</text:span> hash file <text:span text:style-name="T47">contains both the sha256 and MD5 checksums so you </text:span>can verify the integrity of the image:</text:p>
      <text:p text:style-name="Preformatted_20_Text"/>
      <text:p text:style-name="Preformatted_20_Text">Grape1_OSGen1.hash.txt</text:p>
      <text:p text:style-name="Preformatted_20_Text"/>
      <text:p text:style-name="P3">2 - Verify the downloaded image using the SHA256 checksum </text:p>
      <text:p text:style-name="P3">(under MintLinux 20.1 -&gt; "gtkhash", MACOS -&gt; "shasum -a 256 Grape1_OS_Gen1.img")</text:p>
      <text:p text:style-name="Preformatted_20_Text">and make sure the sha256 numbers match</text:p>
      <text:p text:style-name="Preformatted_20_Text"/>
      <text:p text:style-name="Preformatted_20_Text">If you downloaded the compressed image, unzip it and verify the uncompressed image just as before using the uncompressed sha256 checksum number.</text:p>
      <text:p text:style-name="Preformatted_20_Text"/>
      <text:p text:style-name="Preformatted_20_Text">3 - Get the program BalenaEtcher and install it on your computer:</text:p>
      <text:p text:style-name="Preformatted_20_Text"><text:a xlink:type="simple" xlink:href="https://balenaetcher.eu/" text:style-name="Internet_20_link" text:visited-style-name="Visited_20_Internet_20_Link">https://balenaetcher.eu/</text:a></text:p>
      <text:p text:style-name="Preformatted_20_Text"/>
      <text:p text:style-name="Preformatted_20_Text">4 - Obtain at least a 32 or 64 GB uUSD flash drive and insert into appropriate USB adapter into your computer’s USB port</text:p>
      <text:p text:style-name="Preformatted_20_Text"/>
      <text:p text:style-name="Preformatted_20_Text"><text:span text:style-name="T47">F</text:span>or uSD flash cards, I recommend: </text:p>
      <text:p text:style-name="Preformatted_20_Text"/>
      <text:p text:style-name="Preformatted_20_Text">32G: <text:s text:c="2"/>Samsung PRO Endurance 32GB 100MB/s (U1)</text:p>
      <text:p text:style-name="P6"><text:a xlink:type="simple" xlink:href="https://www.amazon.com/gp/product/B07B98GXQT/ref=ppx_yo_dt_b_asin_title_o03_s00?ie=UTF8&amp;psc=1" text:style-name="Internet_20_link" text:visited-style-name="Visited_20_Internet_20_Link">https://www.amazon.com/gp/product/B07B98GXQT/ref=ppx_yo_dt_b_asin_title_o03_s00?ie=UTF8&amp;psc=1</text:a></text:p>
      <text:p text:style-name="Preformatted_20_Text"/>
      <text:p text:style-name="Preformatted_20_Text">64G: <text:s text:c="2"/>Samsung PRO Endurance 64GB 100MB/s (U1)</text:p>
      <text:p text:style-name="P6"><text:a xlink:type="simple" xlink:href="https://www.amazon.com/gp/product/B07B9KTLJZ/ref=ppx_yo_dt_b_asin_title_o04_s00?ie=UTF8&amp;psc=1" text:style-name="Internet_20_link" text:visited-style-name="Visited_20_Internet_20_Link">https://www.amazon.com/gp/product/B07B9KTLJZ/ref=ppx_yo_dt_b_asin_title_o04_s00?ie=UTF8&amp;psc=1</text:a></text:p>
      <text:p text:style-name="Preformatted_20_Text"/>
      <text:p text:style-name="Preformatted_20_Text">I have found the <text:span text:style-name="T130">el-</text:span>cheapo flash drives (like the Red/White &amp; Gray/White SanDisk, etc) die like flies with the constant writing to them. <text:s/>YOU HAVE BEEN WARNED!</text:p>
      <text:p text:style-name="Preformatted_20_Text"/>
      <text:p text:style-name="Preformatted_20_Text">5 - Start up Balena Etcher and point to the Grape1_OS_Gen1.img file and then to the 32GB (or 64GB) <text:span text:style-name="T130">uSD </text:span>flash drive and start the write process.</text:p>
      <text:p text:style-name="Preformatted_20_Text">It will completely write and verify the image to the drive.</text:p>
      <text:p text:style-name="Preformatted_20_Text"/>
      <text:p text:style-name="Preformatted_20_Text">6 - When done, remove the uSD card from the computer, then from the USB holder and insert it into the uSD socket on the RasPi4B that will become the Grape<text:span text:style-name="T48">1</text:span> PSWS.</text:p>
      <text:p text:style-name="Preformatted_20_Text"/>
      <text:p text:style-name="Preformatted_20_Text"><text:soft-page-break/>7 - Attach a HDMI monitor (that can do 1920 x 1080) to the uHDMI port right next to the power port on the RasPi (facing the side of the RasPi, it's the 2nd connector from the left side). <text:s/>Also attach a mouse/Keyboard to the RasPi USB connector<text:span text:style-name="T48">(</text:span>s<text:span text:style-name="T48">)</text:span>.</text:p>
      <text:p text:style-name="Preformatted_20_Text"/>
      <text:p text:style-name="Preformatted_20_Text">8 - Turn on the monitor (make sure it has the HDMI port selected as input) and then turn on the Raspi.</text:p>
      <text:p text:style-name="Preformatted_20_Text"/>
      <text:p text:style-name="Preformatted_20_Text">9 - As soon as the screen comes up after it boots, <text:span text:style-name="T5">EXIT</text:span> FLDIGI IMMEDIATELY! Failure to do this may lock up FLDigi if it tries to access the Sound Card that's not plugged in yet.</text:p>
      <text:p text:style-name="Preformatted_20_Text"/>
      <text:p text:style-name="P7">10 - <text:span text:style-name="T48">&lt;Left Mouse Button&gt; or &lt;LMB&gt; </text:span>Click on the terminal ICON in the lower left of task bar -it's the black box with a "&gt;_" in it (hover the mouse pointer over it and it will say Terminal)</text:p>
      <text:p text:style-name="Preformatted_20_Text"/>
      <text:p text:style-name="Preformatted_20_Text">11 - type <text:s text:c="2"/><text:span text:style-name="T67">rpc</text:span> <text:s text:c="2"/>then <text:span text:style-name="T49">&lt;enter&gt;</text:span> <text:s/>Hint -- DO NOT use the GUI version of the RasPi config utililty as it does not show the option I need!</text:p>
      <text:p text:style-name="Preformatted_20_Text"/>
      <text:p text:style-name="Preformatted_20_Text">12 - arrow down to <text:s text:c="3"/><text:span text:style-name="T49">6 Advanced Options</text:span> <text:s text:c="2"/>then hit <text:span text:style-name="T49">&lt;enter&gt;</text:span></text:p>
      <text:p text:style-name="Preformatted_20_Text"/>
      <text:p text:style-name="Preformatted_20_Text">13 - You will be on <text:s text:c="3"/><text:span text:style-name="T49">A1 Expand Filesystem</text:span> <text:s text:c="3"/>now hit <text:span text:style-name="T49">&lt;enter&gt;</text:span></text:p>
      <text:p text:style-name="Preformatted_20_Text"/>
      <text:p text:style-name="Preformatted_20_Text">14 - it will expand the filesystem to the full size of the uSD card and then come back saying Root partition has been resized. <text:s/><text:span text:style-name="T49">&lt;OK&gt;</text:span> will be highlighted <text:s/>hit <text:span text:style-name="T49">&lt;enter&gt;</text:span></text:p>
      <text:p text:style-name="Preformatted_20_Text"/>
      <text:p text:style-name="Preformatted_20_Text">15 - hit <text:span text:style-name="T49">&lt;Tab&gt;</text:span> twice so you highlight <text:span text:style-name="T49">&lt;Finish&gt;</text:span> <text:s/>now hit <text:span text:style-name="T49">&lt;enter&gt;</text:span></text:p>
      <text:p text:style-name="Preformatted_20_Text"/>
      <text:p text:style-name="Preformatted_20_Text">16 - It will ask you to reboot now and <text:span text:style-name="T49">&lt;Yes&gt;</text:span> will be highlighted. <text:s text:c="3"/>hit <text:span text:style-name="T49">&lt;enter&gt;</text:span> <text:s/>The system will reboot</text:p>
      <text:p text:style-name="Preformatted_20_Text"/>
      <text:p text:style-name="Preformatted_20_Text">17 - Again, once the system reboots <text:span text:style-name="T6">exit</text:span> the FLDigi application immediately - we're not ready for it yet.</text:p>
      <text:p text:style-name="Preformatted_20_Text"/>
      <text:p text:style-name="Preformatted_20_Text">18 - The grape <text:span text:style-name="T113">wa</text:span>s designed to be run headless (i.e no keyboard/mouse or Display), so now you need to decide how it connects to the internet. Having a mouse / Kybd will mess up communications with the LB GPSDO, so scripts will have to be re-written to accomodate this. <text:s/><text:span text:style-name="T7">If you are planning to run the RasPi with mouse/kybd, we will cover it later in this document on how to fix it </text:span><text:span text:style-name="T11">to do so</text:span>. <text:span text:style-name="T113">Running it with a display attached is not a problem either way. </text:span></text:p>
      <text:p text:style-name="Preformatted_20_Text"/>
      <text:p text:style-name="Preformatted_20_Text">If it will be wired <text:span text:style-name="T130">ENET</text:span>, connect it to the ethernet cable now.</text:p>
      <text:p text:style-name="Preformatted_20_Text">If wireless, &lt;LMB&gt; on the icon just to the right of the Bluetooth icon and turn on WiFi. <text:s/>Choose the wireless <text:span text:style-name="T21">network</text:span> and provide the password and once it logs it you will see the signal strength in the 3 upward going semi-circles. </text:p>
      <text:p text:style-name="Preformatted_20_Text">Hovering over the wireless icon will also show you your assinged IP address.</text:p>
      <text:p text:style-name="Preformatted_20_Text"/>
      <text:p text:style-name="Preformatted_20_Text">19 - Once connected, the NTP daemon will set the system time and lock into an external NTP server. <text:s/>You can check this status in the terminal window by typing <text:span text:style-name="T49">ntps <text:s text:c="2"/></text:span><text:span text:style-name="T50">&lt;enter&gt;</text:span></text:p>
      <text:p text:style-name="Preformatted_20_Text"/>
      <text:p text:style-name="Preformatted_20_Text">20 - In a terminal window, type <text:s text:c="2"/><text:span text:style-name="T49">ns <text:s text:c="2"/>&lt;enter&gt;</text:span> <text:s text:c="4"/>this gives network status</text:p>
      <text:p text:style-name="Preformatted_20_Text">There are 2 numbers we're after</text:p>
      <text:p text:style-name="Preformatted_20_Text"><text:s text:c="2"/>1 - Gateway Address (always ends in .1 or .254 [4th number])</text:p>
      <text:p text:style-name="Preformatted_20_Text"><text:s text:c="2"/>2 - Inet address (first 3 numbers are same as gateway address)</text:p>
      <text:p text:style-name="Preformatted_20_Text"/>
      <text:p text:style-name="Preformatted_20_Text">21 - In order to keep the lease on the IP address alive with the router we have to show activity within the timeout window on the router. This can be <text:span text:style-name="T70">anything </text:span>from 6000 sec and up <text:span text:style-name="T130">(depends on the router)</text:span>. <text:s/>So I have a crontab job ping the router once a hour to keep the <text:span text:style-name="T130">IP address </text:span>lease active. <text:span text:style-name="T8">T</text:span>o do this, we need to put the <text:soft-page-break/>gateway (router) address into the crontab job correctly.</text:p>
      <text:p text:style-name="Preformatted_20_Text"/>
      <text:p text:style-name="Preformatted_20_Text">In the terminal window remember the Gateway Address. </text:p>
      <text:p text:style-name="Preformatted_20_Text">now type <text:s text:c="4"/><text:span text:style-name="T49">sudo crontab -u root -e</text:span> <text:s text:c="4"/>then hit <text:span text:style-name="T49">&lt;enter&gt;</text:span></text:p>
      <text:p text:style-name="Preformatted_20_Text"/>
      <text:p text:style-name="Preformatted_20_Text">22 - <text:span text:style-name="T12">A</text:span>rrow down to the last line (MOUSE DOES NOT WORK IN THIS EDITOR!) and then arrow over to the beginning of the 170.85.170.254 number</text:p>
      <text:p text:style-name="Preformatted_20_Text"/>
      <text:p text:style-name="Preformatted_20_Text">23 - Using the &lt;DEL&gt; key delete the first 170.85.170 numbers and then type in your gateway numbers so you have 4 numbers seperated by 3 "." like 192.168.100.254</text:p>
      <text:p text:style-name="Preformatted_20_Text"/>
      <text:p text:style-name="Preformatted_20_Text">24 - Now hold down the &lt;ctrl&gt; key and press the letter <text:span text:style-name="T22">o</text:span> key (denoted as <text:span text:style-name="T49">&lt;ctrl-o&gt;</text:span>) <text:s text:c="2"/>let go and now hit <text:span text:style-name="T49">&lt;enter&gt;</text:span> <text:s/>That just saved the file</text:p>
      <text:p text:style-name="Preformatted_20_Text"/>
      <text:p text:style-name="Preformatted_20_Text">25 - Now do a <text:span text:style-name="T49">&lt;ctrl-x&gt;</text:span> to exit the editor (hold down the &lt;ctrl&gt; key and press the letter x). <text:s/>This should bring you back to the command prompt in the terminal window</text:p>
      <text:p text:style-name="Preformatted_20_Text"/>
      <text:p text:style-name="Preformatted_20_Text">26 - Now from the ns info screen, <text:s/>we need to get the Inet address (either from the eth0: info block for wired or the from the wlan0: block for wireless). Note that the first 3 numbers of this address will be the same as in the Gateway address. <text:s/>THe 4th number will be between 2 and 253 inclusive.</text:p>
      <text:p text:style-name="Preformatted_20_Text"/>
      <text:p text:style-name="P8">27 - With this address handy, type the following in the terminal window:</text:p>
      <text:p text:style-name="P8"><text:span text:style-name="T49">sudo nano /etc/hosts</text:span> <text:s text:c="2"/>then hit <text:span text:style-name="T49">&lt;enter&gt;</text:span></text:p>
      <text:p text:style-name="Preformatted_20_Text"/>
      <text:p text:style-name="Preformatted_20_Text">28 - <text:span text:style-name="T8">A</text:span>rrow down to the last line (again the mouse does not work in this editor) and replace the 170.85.170.106 number <text:span text:style-name="T131">(in front of PSWSGrape1) </text:span>that you just got from step 26 (something like 192.168.100.123)</text:p>
      <text:p text:style-name="Preformatted_20_Text"/>
      <text:p text:style-name="Preformatted_20_Text">29 - Once the 4 numbers seperated by "."'s is completed, do the <text:span text:style-name="T49">&lt;ctrl-o&gt;</text:span> and then <text:span text:style-name="T49">&lt;enter&gt;</text:span>, then do <text:span text:style-name="T49">&lt;ctrl-x&gt;</text:span> This will exit the editor and return you to the command prompt.</text:p>
      <text:p text:style-name="Preformatted_20_Text"/>
      <text:p text:style-name="Preformatted_20_Text">30 - Download and install the VNC viewer from <text:s/><text:a xlink:type="simple" xlink:href="https://www.realvnc.com/en/connect/download/viewer/" text:style-name="Internet_20_link" text:visited-style-name="Visited_20_Internet_20_Link">https://www.realvnc.com/en/connect/download/viewer/</text:a></text:p>
      <text:p text:style-name="Preformatted_20_Text"/>
      <text:p text:style-name="Preformatted_20_Text">31 – <text:span text:style-name="T131">Install and then r</text:span>un the program and in the center of the VNC window <text:span text:style-name="T49">&lt;RMB&gt;</text:span> and in the appearing menu select <text:span text:style-name="T49">NEW CONNECTION</text:span></text:p>
      <text:p text:style-name="Preformatted_20_Text"/>
      <text:p text:style-name="Preformatted_20_Text">32 - Enter the Inet address (from step 26) into the VNC SERVER IP address window. <text:s/>For the <text:span text:style-name="T49">Name</text:span> enter <text:span text:style-name="T49">PSWSGrape1</text:span> <text:s text:c="3"/>Then <text:span text:style-name="T49">&lt;LMB&gt;</text:span> the <text:span text:style-name="T49">&lt;OK&gt;</text:span> button</text:p>
      <text:p text:style-name="Preformatted_20_Text"/>
      <text:p text:style-name="Preformatted_20_Text">33 - <text:span text:style-name="T49">Double &lt;LMB&gt;</text:span> click the new icon that you just created and a window will pop up asking to continue with the identity check as it's a new connection it doesn't know about. <text:s/>Click on continu<text:span text:style-name="T70">e</text:span></text:p>
      <text:p text:style-name="Preformatted_20_Text"/>
      <text:p text:style-name="Preformatted_20_Text">34 - Enter username as <text:s text:c="2"/><text:span text:style-name="T49">pi</text:span> <text:s text:c="3"/>password as <text:s text:c="3"/><text:span text:style-name="T49">pi</text:span> <text:s text:c="3"/>click the box to remember the password and then click <text:span text:style-name="T49">&lt;ok&gt;</text:span></text:p>
      <text:p text:style-name="Preformatted_20_Text"/>
      <text:p text:style-name="Preformatted_20_Text">35 - A window will now pop up that is the full display screen to the PSWSGrape1 Station! <text:s/>Congrats! You should notice that the VNC logo On the RasPi has a dark gray background indication that a VNC session is active. <text:s/>It is white when not active.</text:p>
      <text:p text:style-name="Preformatted_20_Text"/>
      <text:p text:style-name="Preformatted_20_Text">36 - We are now ready to start setting up the final station configuration, so in the VNC session at the top center of the window there will be a white line that wh<text:span text:style-name="T9">en</text:span> yo<text:span text:style-name="T71">u</text:span> put the mouse pointer there will cause a drop down menue to appear. Do this and click on the <text:s text:c="2"/><text:span text:style-name="T49">X</text:span> <text:s/>at the right end of the box. <text:s/>Answer <text:span text:style-name="T49">YES</text:span> to exit the VNC session. <text:s/>Sometimes the Graphics doesn't show the drop-down box the first time, so <text:soft-page-break/>just use the normal <text:span text:style-name="T49">x</text:span> (close window) in the OS frame of the VNC viewer.</text:p>
      <text:p text:style-name="Preformatted_20_Text"/>
      <text:p text:style-name="Preformatted_20_Text">37 - Now on t<text:span text:style-name="T71">h</text:span>e keyboard that is tied to the PSWSGrape1, in the terminal window type <text:s text:c="2"/><text:span text:style-name="T49">sd</text:span> <text:s/>then hit <text:span text:style-name="T49">&lt;enter&gt;</text:span> <text:s text:c="3"/>This will shut <text:span text:style-name="T114">down </text:span>the system.</text:p>
      <text:p text:style-name="Preformatted_20_Text"/>
      <text:p text:style-name="P70">38 - When the green LED stops blinking and goes out (Next to the RED PWR LED on the RasPi4B – <text:span text:style-name="T114">always on with power applied</text:span>), <text:span text:style-name="T115">then </text:span>shut the power off to the RasPi4B</text:p>
      <text:p text:style-name="Preformatted_20_Text"/>
      <text:p text:style-name="Preformatted_20_Text">39 - Remove the Monitor, Keyboard and <text:span text:style-name="T10">M</text:span>ouse from the RasPi4B <text:span text:style-name="T115">[if you plan to run it headless]</text:span></text:p>
      <text:p text:style-name="Preformatted_20_Text"/>
      <text:p text:style-name="Preformatted_20_Text">40 - Install the USB Sound adapter (in the upper <text:span text:style-name="T73">right </text:span>U<text:span text:style-name="T73">S</text:span>B3 [blue] slot), and the LB GPSDO control cable in the lower left USB<text:span text:style-name="T73">2</text:span> slot</text:p>
      <text:p text:style-name="Preformatted_20_Text"/>
      <text:p text:style-name="P9">41 – Turn power on to the RasPi4b. <text:s/>It will take about <text:span text:style-name="T73">20-30</text:span> seconds to completely boot <text:span text:style-name="T73">(when the green light stops flashing a lot it should be ok to log in remotely)</text:span>. <text:s text:c="2"/>You will also see the red light on the LB GPSDO start blinking. <text:s/>This indicates it’s looking for a satellite lock <text:span text:style-name="T132">(make sure the antenna is attached)</text:span>. <text:s/>When it finally locks on the satellites, it will stay on solid. <text:s/>For a first time boot this may take several minutes.</text:p>
      <text:p text:style-name="Preformatted_20_Text"/>
      <text:p text:style-name="P9">42 – On your local computer, start a VNC session to the PSWSGrape1 system <text:span text:style-name="T73">after its booted</text:span>. <text:s/>It should show the booted screen with FLDigi running.</text:p>
      <text:p text:style-name="Preformatted_20_Text"/>
      <text:p text:style-name="Preformatted_20_Text">4<text:span text:style-name="T10">3</text:span> - Leave FLDigi running this time - we now have to set up the GPSDO for the beacon frequency you want to monitor.</text:p>
      <text:p text:style-name="Preformatted_20_Text"/>
      <text:p text:style-name="P23"><text:span text:style-name="T72">4</text:span><text:span text:style-name="T13">4</text:span><text:span text:style-name="T72"> – We now need to find where the LB GPSDO ended up in the dev mapping. Currently the scripts have it at /dev/hidraw1. Having a kybd / mouse will move this.</text:span></text:p>
      <text:p text:style-name="P23"><text:span text:style-name="T72">At the command prompt, type </text:span><text:span text:style-name="T51">l</text:span><text:span text:style-name="T52">bs</text:span><text:span text:style-name="T82"> then hit </text:span><text:span text:style-name="T76">&lt;enter&gt; </text:span><text:span text:style-name="T82"><text:s text:c="2"/></text:span><text:span text:style-name="T87">If you get</text:span></text:p>
      <text:p text:style-name="P23"><text:span text:style-name="T87"/></text:p>
      <text:p text:style-name="P13"><text:span text:style-name="T81">Leo Bodnar GPS Clock Status</text:span></text:p>
      <text:p text:style-name="P13"><text:span text:style-name="T81">Opening device /dev/hidraw</text:span><text:span text:style-name="T87">1</text:span></text:p>
      <text:p text:style-name="P13"><text:span text:style-name="T81">Device Info:</text:span></text:p>
      <text:p text:style-name="P13"><text:span text:style-name="T81"><text:tab/>vendor: 0x1dd2</text:span></text:p>
      <text:p text:style-name="P13"><text:span text:style-name="T81"><text:tab/>product: 0x2211</text:span></text:p>
      <text:p text:style-name="P13"><text:span text:style-name="T81">Device Name: Leo Bodnar Electronics mini GPS Reference Clock</text:span></text:p>
      <text:p text:style-name="P13"><text:span text:style-name="T81">...</text:span></text:p>
      <text:p text:style-name="P13"><text:span text:style-name="T81">Loss of Signal Count: 1</text:span></text:p>
      <text:p text:style-name="P13"><text:span text:style-name="T81">Sat Status: Locked</text:span></text:p>
      <text:p text:style-name="P13"><text:span text:style-name="T81">PLL Status: Locked</text:span></text:p>
      <text:p text:style-name="P71"><text:span text:style-name="T87"/></text:p>
      <text:p text:style-name="P72"><text:span text:style-name="T82">Y</text:span><text:span text:style-name="T81">ou’re good to go and you shoud now jump to step 49. If not...</text:span></text:p>
      <text:p text:style-name="P11"><text:span text:style-name="T82"/></text:p>
      <text:p text:style-name="P20"><text:span text:style-name="T72">4</text:span><text:span text:style-name="T13">5</text:span><text:span text:style-name="T72"> – We now need to find where the LB GPSDO ended up in the dev mapping. Currently the scripts have it at /dev/hidraw1. At the command prompt, type </text:span><text:span text:style-name="T51">ll /dev</text:span><text:span text:style-name="T74">/</text:span><text:span text:style-name="T76">hidraw*</text:span><text:span text:style-name="T82"> <text:s text:c="2"/>then hit </text:span><text:span text:style-name="T76">&lt;enter&gt;</text:span></text:p>
      <text:p text:style-name="P10"><text:span text:style-name="T82"/></text:p>
      <text:p text:style-name="P14"><text:span text:style-name="T82">4</text:span><text:span text:style-name="T24">6</text:span><text:span text:style-name="T82"> – If the only listing that shows up is /dev/hidraw0 then </text:span><text:span text:style-name="T24">m</text:span><text:span text:style-name="T29">ove on</text:span><text:span text:style-name="T82"> to step </text:span><text:span text:style-name="T24">4</text:span><text:span text:style-name="T29">7</text:span><text:span text:style-name="T82">. <text:s/>If multiple entries show up we have to figure out which one is the LB GPSDO. To do this, type </text:span><text:span text:style-name="T76">alias lbs &lt;enter&gt;</text:span><text:span text:style-name="T82">. <text:s/>This will show what the alias is for t</text:span><text:span text:style-name="T84">h</text:span><text:span text:style-name="T82">e string I named </text:span><text:span text:style-name="T76">lbs</text:span><text:span text:style-name="T82"> (Leo Bodnar Status). <text:s/></text:span><text:span text:style-name="T24">O</text:span><text:span text:style-name="T26">nce it’s typed out, p</text:span><text:span text:style-name="T82">lace the </text:span><text:span text:style-name="T91">mouse </text:span><text:span text:style-name="T82">cursor between the first quote and the s in sudo and </text:span><text:span text:style-name="T84">then </text:span><text:span text:style-name="T76">&lt;LMB&gt;</text:span><text:span text:style-name="T82"> and hold it down – now move the mouse to the end of the string between the w and the 1 in hidraw1 and then release the </text:span><text:span text:style-name="T76">&lt;LMB&gt;</text:span><text:span text:style-name="T82">. You ha</text:span><text:span text:style-name="T90">v</text:span><text:span text:style-name="T82">e now copied this into the mouse paste buffer. <text:s/>If you center mouse button </text:span><text:span text:style-name="T76">&lt;CMB&gt;</text:span><text:span text:style-name="T82"> click this will paste it onto the current command line. </text:span><text:span text:style-name="T84">Do this and then y</text:span><text:span text:style-name="T82">ou can now type in the numbers one by one and then hit </text:span><text:span text:style-name="T76">&lt;enter&gt;</text:span><text:span text:style-name="T82"> after each one to determine which one yields the following output:</text:span></text:p>
      <text:p text:style-name="P12"><text:span text:style-name="T81"/></text:p>
      <text:p text:style-name="P73"><text:span text:style-name="T81">Leo Bodnar GPS Clock Status</text:span></text:p>
      <text:p text:style-name="P5"><text:span text:style-name="T81">Opening device /dev/hidraw0</text:span></text:p>
      <text:p text:style-name="P5"><text:span text:style-name="T81">Device Info:</text:span></text:p>
      <text:p text:style-name="P5"><text:span text:style-name="T81"><text:tab/>vendor: 0x1dd2</text:span></text:p>
      <text:p text:style-name="P5"><text:span text:style-name="T81"><text:tab/>product: 0x2211</text:span></text:p>
      <text:p text:style-name="P5"><text:span text:style-name="T81">Device Name: Leo Bodnar Electronics mini GPS Reference Clock</text:span></text:p>
      <text:p text:style-name="P5"><text:span text:style-name="T81">...</text:span></text:p>
      <text:p text:style-name="P5"><text:span text:style-name="T81">Loss of Signal Count: 1</text:span></text:p>
      <text:p text:style-name="P5"><text:span text:style-name="T81">Sat Status: Locked</text:span></text:p>
      <text:p text:style-name="P5"><text:span text:style-name="T81">PLL Status: Locked</text:span></text:p>
      <text:p text:style-name="P12"><text:span text:style-name="T81"/></text:p>
      <text:p text:style-name="P16"><text:span text:style-name="T81">This one came from /dev/hidraw0. <text:s/></text:span><text:span text:style-name="T85">You need to use whatever number you found associated with the one that gave the correct response.</text:span></text:p>
      <text:p text:style-name="P16"><text:span text:style-name="T81"/></text:p>
      <text:p text:style-name="P19"><text:span text:style-name="T86">We need to update the .bashrc file to reflect this so the scripts that co</text:span><text:span text:style-name="T27">n</text:span><text:span text:style-name="T86">trol the programming of the LB GPSDO will work.</text:span></text:p>
      <text:p text:style-name="P15"><text:span text:style-name="T81"/></text:p>
      <text:p text:style-name="P21"><text:span text:style-name="T83">4</text:span><text:span text:style-name="T25">7</text:span><text:span text:style-name="T83"> – </text:span><text:span text:style-name="T84">On the command line type </text:span><text:span text:style-name="T77">mousepad .bashrc</text:span><text:span text:style-name="T84"> </text:span><text:span text:style-name="T77">&lt;enter&gt;</text:span><text:span text:style-name="T84"> </text:span><text:span text:style-name="T91">(GUI version of EDIT won’t find the .bashrc hidden file)</text:span></text:p>
      <text:p text:style-name="P17"><text:span text:style-name="T84"/></text:p>
      <text:p text:style-name="P22"><text:span text:style-name="T84">4</text:span><text:span text:style-name="T26">8</text:span><text:span text:style-name="T84"> – When the editor window pops up, </text:span><text:span text:style-name="T85">from the pull-down menus do</text:span></text:p>
      <text:p text:style-name="P18"><text:span text:style-name="T81"><text:tab/></text:span><text:span text:style-name="T75">Search → Find and Replace</text:span></text:p>
      <text:p text:style-name="P18"><text:span text:style-name="T81"/></text:p>
      <text:p text:style-name="P18"><text:span text:style-name="T81"><text:tab/>for the </text:span><text:span text:style-name="T75">Search for:</text:span><text:span text:style-name="T81"> entry type </text:span><text:span text:style-name="T75">raw1</text:span><text:span text:style-name="T81"> </text:span></text:p>
      <text:p text:style-name="P25"><text:span text:style-name="T85"><text:tab/>for the Replace with: entry type </text:span><text:span text:style-name="T79">raw</text:span><text:span text:style-name="T32">#</text:span><text:span text:style-name="T85">: <text:s/></text:span><text:span text:style-name="T91">(in my case raw0)</text:span></text:p>
      <text:p text:style-name="P25"><text:span text:style-name="T85"/></text:p>
      <text:p text:style-name="P25"><text:span text:style-name="T87">where # is the number that maps to the LB GPSDO in this system. <text:s/>There are 5 entries that need to be change</text:span><text:span text:style-name="T28">d</text:span><text:span text:style-name="T87">, so keep hitting </text:span><text:span text:style-name="T78">replace</text:span><text:span text:style-name="T87"> </text:span><text:span text:style-name="T88">until all entries have been </text:span><text:span text:style-name="T29">u</text:span><text:span text:style-name="T30">pdat</text:span><text:span text:style-name="T88">ed. <text:s/></text:span></text:p>
      <text:p text:style-name="P25"><text:span text:style-name="T88"/></text:p>
      <text:p text:style-name="P27"><text:span text:style-name="T88">N</text:span><text:span text:style-name="T89">ow do: <text:s text:c="2"/></text:span><text:span text:style-name="T80">File → Save</text:span><text:span text:style-name="T89"> <text:s text:c="2"/>Now exit the editor </text:span><text:span text:style-name="T33">File → Close Window</text:span><text:span text:style-name="T31"> </text:span></text:p>
      <text:p text:style-name="Preformatted_20_Text"/>
      <text:p text:style-name="P24">49 – <text:span text:style-name="T116">Close the Terminal window by typing <text:s/></text:span><text:span text:style-name="T53">x</text:span><text:span text:style-name="T116"> <text:s/>then </text:span><text:span text:style-name="T53">&lt;enter&gt;</text:span></text:p>
      <text:p text:style-name="P24"><text:span text:style-name="T93"/></text:p>
      <text:p text:style-name="P26"><text:span text:style-name="T92">50 – </text:span><text:span text:style-name="T94">Open another terminal window (this re-reads the updated .bashrc file we just edited) <text:s/>Type </text:span><text:span text:style-name="T54">lbs &lt;enter&gt;</text:span><text:span text:style-name="T94"> </text:span><text:span text:style-name="T95">and verify you get the correct response</text:span></text:p>
      <text:p text:style-name="P26"><text:span text:style-name="T95"/></text:p>
      <text:p text:style-name="P56"><text:span text:style-name="T95">5</text:span><text:span text:style-name="T92">1 – We now need to set the correct output drive of the LB GPSDO.</text:span></text:p>
      <text:p text:style-name="P56"><text:span text:style-name="T92">In the terminal window, type </text:span><text:span text:style-name="T49">lbd8 &lt;enter&gt;</text:span><text:span text:style-name="T92"> You should see the drivestrength be changed to 8ma.</text:span></text:p>
      <text:p text:style-name="P26"><text:span text:style-name="T95"/></text:p>
      <text:p text:style-name="P28"><text:span text:style-name="T95">5</text:span><text:span text:style-name="T35">2</text:span><text:span text:style-name="T95"> – </text:span><text:span text:style-name="T96">We now need to enter your station information. <text:s/></text:span></text:p>
      <text:p text:style-name="P28"><text:span text:style-name="T96">T</text:span><text:span text:style-name="T34">o</text:span><text:span text:style-name="T96"> do this, type <text:s/></text:span><text:span text:style-name="T55">PSWSsetup &lt;enter&gt;</text:span></text:p>
      <text:p text:style-name="P28"><text:span text:style-name="T96"/></text:p>
      <text:p text:style-name="P29">It will first go thru and create / verify the full directory structure for the PSWS. <text:s/>Once finished, it will ask you if you want to change the Node Number from N0000000. <text:s/>Just hit <text:span text:style-name="T49">&lt;enter&gt;</text:span> to keep this value</text:p>
      <text:p text:style-name="P29"/>
      <text:p text:style-name="P31"><text:span text:style-name="T121">5</text:span><text:span text:style-name="T16">3</text:span><text:span text:style-name="T121"> - Next enter your callsign if you have one and then hit </text:span><text:span text:style-name="T56">&lt;enter&gt;</text:span><text:span text:style-name="T117"> if not, just hit </text:span><text:span text:style-name="T56">&lt;enter&gt;</text:span><text:span text:style-name="T117"> </text:span></text:p>
      <text:p text:style-name="P30"/>
      <text:p text:style-name="P31"><text:span text:style-name="T121">5</text:span><text:span text:style-name="T16">4</text:span><text:span text:style-name="T121"> - N</text:span><text:span text:style-name="T14">o</text:span><text:span text:style-name="T15">w</text:span><text:span text:style-name="T117"> it wants your Latitude in decimal format to at least 4 decimal places (6 preferred). <text:s/>Hit </text:span><text:span text:style-name="T56">&lt;enter&gt;</text:span><text:span text:style-name="T117"> when done.</text:span></text:p>
      <text:p text:style-name="P31"/>
      <text:p text:style-name="P31"><text:span text:style-name="T121">5</text:span><text:span text:style-name="T16">5</text:span><text:span text:style-name="T121"> - Now it wants your Longitude in decimal format to at least 4 decimal places (6 preferred). <text:s/>Remember in the USA it’s a negative number. Hit </text:span><text:span text:style-name="T56">&lt;enter&gt;</text:span><text:span text:style-name="T117"> when done.</text:span></text:p>
      <text:p text:style-name="P31"/>
      <text:p text:style-name="P32"><text:span text:style-name="T121">5</text:span><text:span text:style-name="T16">6</text:span><text:span text:style-name="T121"> - Now it wants your </text:span><text:span text:style-name="T14">E</text:span><text:span text:style-name="T15">levation</text:span><text:span text:style-name="T117"> in </text:span><text:span text:style-name="T14">m</text:span><text:span text:style-name="T15">eters (rounded to the nearest meter)</text:span><text:span text:style-name="T117">. <text:s/>Hit </text:span><text:span text:style-name="T56">&lt;enter&gt;</text:span><text:span text:style-name="T117"> when done.</text:span></text:p>
      <text:p text:style-name="P32"/>
      <text:p text:style-name="P32"><text:soft-page-break/><text:span text:style-name="T121">5</text:span><text:span text:style-name="T16">7</text:span><text:span text:style-name="T121"> - Now it wants your City and State, <text:s/>Use the 2 Letter abbreviation for your state and NO COMMA between the two – just a space. <text:s/>Hit </text:span><text:span text:style-name="T56">&lt;enter&gt;</text:span><text:span text:style-name="T117"> when done.</text:span></text:p>
      <text:p text:style-name="P33"/>
      <text:p text:style-name="P32"><text:span text:style-name="T121">5</text:span><text:span text:style-name="T16">8</text:span><text:span text:style-name="T121"> - Now it wants to know your frequency standard – the Grape Gen1 uses the LB GPSDO so just hit </text:span><text:span text:style-name="T57">&lt;enter&gt;</text:span><text:span text:style-name="T118"> </text:span></text:p>
      <text:p text:style-name="P33"/>
      <text:p text:style-name="P53"><text:span text:style-name="T121">5</text:span><text:span text:style-name="T16">9</text:span><text:span text:style-name="T121"> - Now it wants the radio you are using, so Grape Gen 1 Rcvr 1 is correct, Hit </text:span><text:span text:style-name="T57">&lt;enter&gt;</text:span></text:p>
      <text:p text:style-name="P34"/>
      <text:p text:style-name="P53"><text:span text:style-name="T16">6</text:span><text:span text:style-name="T17">0</text:span><text:span text:style-name="T124"> - Now it wants the ID code for the Grape Receiver 1 – G1, so just hit </text:span><text:span text:style-name="T58">&lt;enter&gt;</text:span><text:span text:style-name="T119"> </text:span></text:p>
      <text:p text:style-name="P34"/>
      <text:p text:style-name="P52"><text:span text:style-name="T122">6</text:span><text:span text:style-name="T18">1</text:span><text:span text:style-name="T122"> - Now it wants your antenna – enter it here (like 40M OCF dipole, Gap Titan, etc.) hit </text:span><text:span text:style-name="T60">&lt;enter&gt;</text:span><text:span text:style-name="T120"> when done</text:span></text:p>
      <text:p text:style-name="P35"/>
      <text:p text:style-name="P57"><text:span text:style-name="T122">6</text:span><text:span text:style-name="T18">2</text:span><text:span text:style-name="T122"> - Finally it wants the system info – just hit </text:span><text:span text:style-name="T61">&lt;enter&gt;</text:span></text:p>
      <text:p text:style-name="P36"><text:span text:style-name="T92"/></text:p>
      <text:p text:style-name="P38"><text:span text:style-name="T102">6</text:span><text:span text:style-name="T36">3</text:span><text:span text:style-name="T102"> – Now it will print out the metadata that will be inserted at the beginning of each day’s data file. <text:s/>Make sure the info is correct </text:span><text:span text:style-name="T97">(ignore the beacon being decoded – I forgot to delete that file before I made the distro…)</text:span><text:span text:style-name="T102">. <text:s/>If </text:span><text:span text:style-name="T36">a</text:span><text:span text:style-name="T44">n error is found</text:span><text:span text:style-name="T102">, just re-re</text:span><text:span text:style-name="T97">r</text:span><text:span text:style-name="T102">un the PSWSsetup program again </text:span><text:span text:style-name="T112">using &lt;enter&gt; to keep correct values.</text:span></text:p>
      <text:p text:style-name="P37"><text:span text:style-name="T92"/></text:p>
      <text:p text:style-name="P58"><text:span text:style-name="T103">6</text:span><text:span text:style-name="T37">4</text:span><text:span text:style-name="T103"> – To get this summary info a text file, type </text:span><text:span text:style-name="T62">PSWSinfo &lt;enter&gt;.</text:span><text:span text:style-name="T103"> File location will be displayed on the screen.</text:span></text:p>
      <text:p text:style-name="P47"/>
      <text:p text:style-name="P58"><text:span text:style-name="T103">6</text:span><text:span text:style-name="T37">5</text:span><text:span text:style-name="T103"> – </text:span><text:span text:style-name="T104">FLDigi wakes up in NULL mode now on a boot of the system – we need to change that so that if there is a power failure, it will start back up taking data. </text:span></text:p>
      <text:p text:style-name="P48">On the command line type <text:s/><text:span text:style-name="T49">cd .fldigi &lt;enter&gt; </text:span></text:p>
      <text:p text:style-name="P48"><text:span text:style-name="T92"/></text:p>
      <text:p text:style-name="P51"><text:span text:style-name="T104">6</text:span><text:span text:style-name="T38">6</text:span><text:span text:style-name="T104"> – Now type the command <text:s text:c="2"/></text:span><text:span text:style-name="T63">cp fldigi.prefs.analy fldigi.prefs <text:s/></text:span><text:span text:style-name="T59">&lt;enter&gt; </text:span></text:p>
      <text:p text:style-name="P49">This changes the initialization file for FLDigi to start in ANALYSIS mode instead of NULL mode. <text:s/>Now type <text:span text:style-name="T49">cd &lt;enter&gt;</text:span> to get back to the home directory</text:p>
      <text:p text:style-name="P49"/>
      <text:p text:style-name="P59"><text:span text:style-name="T98">6</text:span><text:span text:style-name="T39">7</text:span><text:span text:style-name="T98"> – In FLDigi, you can </text:span><text:span text:style-name="T112">now </text:span><text:span text:style-name="T98">fill out the station information under the drop-down menu </text:span><text:span text:style-name="T59">Configure → Config Dialog </text:span><text:span text:style-name="T98">It should be under the tab </text:span><text:span text:style-name="T59">Operator – Station </text:span></text:p>
      <text:p text:style-name="P50">Note that the Station Locator is your Grid Square calaculated for you in the metadata of the PSWS.</text:p>
      <text:p text:style-name="P50"/>
      <text:p text:style-name="P54"><text:span text:style-name="T100">6</text:span><text:span text:style-name="T40">8</text:span><text:span text:style-name="T100"> – </text:span><text:span text:style-name="T99">Now we need to c</text:span>hoose a beacon frequency <text:span text:style-name="T123">that </text:span>you want to monitor: <text:s/></text:p>
      <text:p text:style-name="P54">WWV <text:s text:c="2"/>2.5MHz, 5.0 MHz 10.0MHz <text:s text:c="3"/>FLDigi is currently set to monitor WWV 5.0 MHz</text:p>
      <text:p text:style-name="P54"/>
      <text:p text:style-name="P55">Let’s choose 10MHz to walk you thru the process.</text:p>
      <text:p text:style-name="P55"/>
      <text:p text:style-name="P54"><text:span text:style-name="T123">6</text:span><text:span text:style-name="T19">9</text:span><text:span text:style-name="T123"> – Set FLDigi to NULL op mode by </text:span><text:span text:style-name="T64">OP MODE → NULL</text:span><text:span text:style-name="T123">(is still there but good practice)</text:span></text:p>
      <text:p text:style-name="P55"/>
      <text:p text:style-name="P60"><text:span text:style-name="T17">70</text:span><text:span text:style-name="T124"> – Using the scroll wheel on the mouse, hover over the freq digits and rotate the wheel to change th</text:span><text:span text:style-name="T17">a</text:span><text:span text:style-name="T23">t</text:span><text:span text:style-name="T124"> digit. <text:s/>Enter the freq of 9999.000</text:span></text:p>
      <text:p text:style-name="P56"/>
      <text:p text:style-name="P60"><text:span text:style-name="T124">7</text:span><text:span text:style-name="T17">1</text:span><text:span text:style-name="T124"> – </text:span><text:span text:style-name="T17">I</text:span><text:span text:style-name="T124">n the terminal window, type the command <text:s text:c="2"/></text:span><text:span text:style-name="T65">sf9999 &lt;enter&gt;</text:span><text:span text:style-name="T101"> <text:s/>You should see what the previous frequency was and that is was set as the following:</text:span></text:p>
      <text:p text:style-name="P56"><text:span text:style-name="T92"/></text:p>
      <text:p text:style-name="P4"><text:span text:style-name="T92">New Settings:</text:span></text:p>
      <text:p text:style-name="P4"><text:span text:style-name="T92"><text:s text:c="4"/>GPS Frequency = 199980</text:span></text:p>
      <text:p text:style-name="P4"><text:span text:style-name="T92"><text:s text:c="4"/>N31 <text:s text:c="10"/>= 1</text:span></text:p>
      <text:p text:style-name="P4"><text:span text:style-name="T92"><text:s text:c="4"/>N2_HS <text:s text:c="8"/>= 11</text:span></text:p>
      <text:p text:style-name="P4"><text:span text:style-name="T92"><text:s text:c="4"/>N2_LS <text:s text:c="8"/>= 2900</text:span></text:p>
      <text:p text:style-name="P4"><text:span text:style-name="T92"><text:s text:c="4"/>N1_HS <text:s text:c="8"/>= 11</text:span></text:p>
      <text:p text:style-name="P4"><text:span text:style-name="T92"><text:s text:c="4"/>NC1_LS <text:s text:c="7"/>= 58</text:span></text:p>
      <text:p text:style-name="P56"><text:span text:style-name="T92"><text:s text:c="4"/></text:span><text:span text:style-name="T134">NC2_LS <text:s text:c="7"/>= 58</text:span></text:p>
      <text:p text:style-name="P4"><text:span text:style-name="T92"/></text:p>
      <text:p text:style-name="P4"><text:soft-page-break/><text:span text:style-name="T92"><text:s text:c="4"/>VCO <text:s text:c="10"/>= 6379362000.000000 Hz</text:span></text:p>
      <text:p text:style-name="P4"><text:span text:style-name="T92"/></text:p>
      <text:p text:style-name="P4"><text:span text:style-name="T92"><text:s text:c="4"/>Clock Out 1 <text:s text:c="2"/>= 9999000.000000 Hz</text:span></text:p>
      <text:p text:style-name="P4"><text:span text:style-name="T92"><text:s text:c="4"/>Clock Out 2 <text:s text:c="2"/>= 9999000.000000 Hz</text:span></text:p>
      <text:p text:style-name="P4"><text:span text:style-name="T92"><text:s text:c="4"/>Bandwidth <text:s text:c="4"/>= 15</text:span></text:p>
      <text:p text:style-name="P4"><text:span text:style-name="T92"><text:s text:c="4"/>Drivestrength = 8</text:span></text:p>
      <text:p text:style-name="P4"><text:span text:style-name="T92">Frequency Set</text:span></text:p>
      <text:p text:style-name="P4"><text:span text:style-name="T92"/></text:p>
      <text:p text:style-name="P63"><text:span text:style-name="T126">72 – </text:span><text:span text:style-name="T20">C</text:span><text:span text:style-name="T126">hange the jumper on the Grape Receiver (input filter select) to the 10MHz position.</text:span></text:p>
      <text:p text:style-name="P63"/>
      <text:p text:style-name="P61"><text:span text:style-name="T125">73 – Attach the antenna to the Grape receiver. <text:s/>You should see a change in the waterfall and depending on propagation (time of day) see the waterfall for the 1KHz carrier of WWV </text:span><text:span text:style-name="T20">(</text:span><text:span text:style-name="T125">10 MHz is during the day, 2.5 and 5.0 are at night).</text:span></text:p>
      <text:p text:style-name="Preformatted_20_Text"/>
      <text:p text:style-name="P62">74 – <text:span text:style-name="T127">Now on FLDIGI, change the op mode as follows</text:span></text:p>
      <text:p text:style-name="P39">OP MODE → Freq ANALYSIS </text:p>
      <text:p text:style-name="P39"><text:span text:style-name="T92"/></text:p>
      <text:p text:style-name="P39"><text:span text:style-name="T92">This starts the data collection and you should see on the the bottom line of FLDigi</text:span></text:p>
      <text:p text:style-name="P39"><text:span text:style-name="T92"/></text:p>
      <text:p text:style-name="P39"><text:span text:style-name="T92">ANALYSIS, the time [in Zulu], Frequency Decoded and file currently being saved</text:span></text:p>
      <text:p text:style-name="P39"><text:span text:style-name="T92"/></text:p>
      <text:p text:style-name="P40">CONGRATS! <text:s/>You are now collecting PSWS data!</text:p>
      <text:p text:style-name="P39"><text:span text:style-name="T92"/></text:p>
      <text:p text:style-name="P39"><text:span text:style-name="T92">Every hour at 00:00:0UTC it will start a new file with the new days data.</text:span></text:p>
      <text:p text:style-name="P39"><text:span text:style-name="T92"/></text:p>
      <text:p text:style-name="P64"><text:span text:style-name="T106">75 – </text:span><text:span text:style-name="T41">I</text:span><text:span text:style-name="T106">f you want the plot of the previous days data to auto display at 00:00:00 UTC</text:span></text:p>
      <text:p text:style-name="P43"><text:span text:style-name="T92">in the terminal window type </text:span>apon &lt;enter&gt;<text:span text:style-name="T92"> to stop this type </text:span>apoff &lt;enter&gt;<text:span text:style-name="T92"> You will want to close the window every day as it consumes system memory and after 4 or 5 days you will be restricting the system memory resources.</text:span></text:p>
      <text:p text:style-name="P43"><text:span text:style-name="T92"/></text:p>
      <text:p text:style-name="P43"><text:span text:style-name="T92">76 – </text:span><text:span text:style-name="T107">Once we’ve established an auto transfer node to accept the daily created files, the cmd </text:span><text:span text:style-name="T128">xferon &lt;enter&gt;</text:span><text:span text:style-name="T108"> </text:span><text:span text:style-name="T107">wi</text:span><text:span text:style-name="T108">ll place the day’s files into the xfer directory for daily uploads. <text:s/></text:span><text:span text:style-name="T129">xferoff &lt;enter&gt;</text:span><text:span text:style-name="T108"> <text:s/>shuts this off. <text:s/>This function is not implemented yet.</text:span></text:p>
      <text:p text:style-name="P39"><text:span text:style-name="T92"/></text:p>
      <text:p text:style-name="P41"><text:span text:style-name="T92">Some useful aliases I’ve defined:</text:span></text:p>
      <text:p text:style-name="P41"><text:span text:style-name="T92"/></text:p>
      <text:p text:style-name="P46">cl<text:span text:style-name="T92"> – clear – clears the terminal window</text:span></text:p>
      <text:p text:style-name="P46">osv<text:span text:style-name="T92"> – operating system version – show current verion of OS</text:span></text:p>
      <text:p text:style-name="P46">osb<text:span text:style-name="T92"> – operating system bits - shows number of bits the OS is using</text:span></text:p>
      <text:p text:style-name="P41">ns<text:span text:style-name="T92"> – network status – shows network connection info</text:span></text:p>
      <text:p text:style-name="P41">ntps<text:span text:style-name="T92"> – ntp status – shows how the link to the ntp server is doing</text:span></text:p>
      <text:p text:style-name="P41">lbs<text:span text:style-name="T92"> – </text:span><text:span text:style-name="T105">Leo Bodnar Status - </text:span><text:span text:style-name="T92">shows the status of the LB GPSDO</text:span></text:p>
      <text:p text:style-name="P69"><text:span text:style-name="T66">lbsf</text:span><text:span text:style-name="T111"> – </text:span><text:span text:style-name="T105">Leo Bodnar S</text:span><text:span text:style-name="T42">e</text:span><text:span text:style-name="T43">t</text:span><text:span text:style-name="T105"> Freq – </text:span><text:span text:style-name="T111">show</text:span><text:span text:style-name="T110">s /sets</text:span><text:span text:style-name="T111"> the freq the LB GPSDO is set to presently</text:span></text:p>
      <text:p text:style-name="P42">ut<text:span text:style-name="T92"> – up time - shows users and how long the system has been running since last boot</text:span></text:p>
      <text:p text:style-name="P44">rb<text:span text:style-name="T92"> – reboot <text:s/>- reboots the system</text:span></text:p>
      <text:p text:style-name="P44">sd<text:span text:style-name="T92"> – shutdown – shuts down the system (do this before shutting off power!)</text:span></text:p>
      <text:p text:style-name="P45">x<text:span text:style-name="T92"> – exit – exits / closes the terminal window</text:span></text:p>
      <text:p text:style-name="P45"><text:span text:style-name="T92"/></text:p>
      <text:p text:style-name="P46"><text:span text:style-name="T92">If you want to see what an alias is defined as (such as osv), type </text:span></text:p>
      <text:p text:style-name="P46">alias osv &lt;enter&gt;</text:p>
      <text:p text:style-name="P45"><text:span text:style-name="T92"/></text:p>
      <text:p text:style-name="P44">alias<text:span text:style-name="T92"> <text:s/>- <text:s/>will show ALL aliases I’ve defined. CAREFUL! - you can get into trouble if you don’t know what they do! <text:s/>Especially the sf* commands – you’ll reprogram the freq on the LB GPSDO and mess up your monitoring function.</text:span></text:p>
      <text:p text:style-name="P44"><text:span text:style-name="T92"><text:line-break/></text:span><text:span text:style-name="T109">Also – DO NOT update the OS. <text:s/>You may break things and you will be on your own to fix it. <text:s/>Most likely reload the original image and start over.. You’ve been warned!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04-20T13:15:25.861914439</dc:date>
    <meta:editing-duration>P1DT14H59M54S</meta:editing-duration>
    <meta:editing-cycles>63</meta:editing-cycles>
    <meta:generator>LibreOffice/6.3.5.2$MacOSX_X86_64 LibreOffice_project/dd0751754f11728f69b42ee2af66670068624673</meta:generator>
    <meta:document-statistic meta:table-count="0" meta:image-count="0" meta:object-count="0" meta:page-count="7" meta:paragraph-count="183" meta:word-count="3233" meta:character-count="17830" meta:non-whitespace-character-count="14421"/>
  </office:meta>
</office:document-meta>
</file>